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obyčejné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ěžné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fo:font-size="11pt" style:font-size-asian="11pt" style:font-size-complex="11pt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Standard" style:list-style-name="WWNum6"/>
    <style:style style:name="P9" style:family="paragraph" style:parent-style-name="Standard" style:list-style-name="WWNum7"/>
    <style:style style:name="T1" style:family="text">
      <style:text-properties fo:font-size="11pt" style:font-size-asian="11pt" style:font-size-complex="11pt"/>
    </style:style>
    <style:style style:name="T2" style:family="text">
      <style:text-properties fo:language="cs" fo:country="CZ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OALIČNÍ SMLOUVA PRO KRAJSKÉ VOLBY 2016</text:p>
      <text:p text:style-name="P4">uzavřená mezi</text:p>
      <text:p text:style-name="P5">Politické hnutí: politické hnutí Změna</text:p>
      <text:p text:style-name="Standard">se sídlem: U Nisy 362/6, 460 01 Liberec</text:p>
      <text:p text:style-name="Standard">IČ: 71443363</text:p>
      <text:p text:style-name="Standard">zastoupená Mgr. Janem Korytářem, předsedou hnutí</text:p>
      <text:p text:style-name="Standard">a krajským předsedou Ing. arch. Janem Horkým</text:p>
      <text:p text:style-name="Standard">(dále též jen Změna)</text:p>
      <text:p text:style-name="Standard"/>
      <text:p text:style-name="Standard">a</text:p>
      <text:p text:style-name="Standard"/>
      <text:p text:style-name="P5">Politická strana: Česká pirátská strana</text:p>
      <text:p text:style-name="Standard">Se sídlem: Řehořova 943/19, Praha 3</text:p>
      <text:p text:style-name="Standard">IČ: 71339698</text:p>
      <text:p text:style-name="Standard">zastoupená Mgr. et Mgr. Martinem Šmídou, 2. místopředsedou strany a krajským volebním lídrem</text:p>
      <text:p text:style-name="Standard">(dále též jen Piráti)</text:p>
      <text:p text:style-name="Standard"/>
      <text:p text:style-name="Standard"><text:span text:style-name="Standardní_20_písmo_20_odstavce">dále též (smluvní) strany</text:span></text:p>
      <text:p text:style-name="Standard"/>
      <text:p text:style-name="Standard">uzavírají podle § 51 a § 829-841 občanského zákoníku tuto koaliční smlouvu.</text:p>
      <text:p text:style-name="Standard"/>
      <text:p text:style-name="Standard">Česká pirátská strana a politické hnutí Změna uzavírají pro potřebu krajských voleb 2016 v Olomouckém kraji a následného povolebního období koaliční dohodu o vzájemné spolupráci.</text:p>
      <text:p text:style-name="Standard"/>
      <text:p text:style-name="Standard">Naším cílem je kraj, kde může každý člověk prožít svůj život svobodně, naplno a ve zdravém a příjemném prostředí. Za klíč k prosperitě naší společnosti považujeme otevřenost, kvalitní vzdělávání a veřejné služby s dostatečnou nabídkou volby, využití nových technologií, a zapojení občanů do rozhodování.<text:bookmark text:name="_GoBack"/></text:p>
      <text:p text:style-name="Standard"/>
      <text:p text:style-name="Standard">Piráti a Změna kandidují jako protipól ke klientelismu, drancování veřejných rozpočtů a zadlužování občanů kraje. Naším cílem je vytvořit klub zastupitelů nezávislý na politických obchodech, trafikách v dozorčích radách a úplatcích. Naši zastupitelé vás budou informovat a hájit.</text:p>
      <text:h text:style-name="Heading_20_1" text:outline-level="1">1) Název koalice</text:h>
      <text:p text:style-name="Standard">Název koalice je „Piráti + Změna + ProRegion → Kraj nové generace“.</text:p>
      <text:h text:style-name="Heading_20_1" text:outline-level="1"/>
      <text:h text:style-name="P6" text:outline-level="1">2) Rada koalice</text:h>
      <text:p text:style-name="Standard">K zajištění akceschopného fungování se zřizuje Rada koalice. Rada koalice je složena z prvních pěti kandidátů v pořadí. Rada koalice rozhoduje absolutní většinou ve jmenném hlasování. Rada koalice rozhoduje o politických otázkách koalice, především o:</text:p>
      <text:p text:style-name="Standard"/>
      <text:list xml:id="list8163190248781478934" text:style-name="WWNum6">
        <text:list-item>
          <text:p text:style-name="P8">zahájení jednání s dalšími partnery,</text:p>
        </text:list-item>
        <text:list-item>
          <text:p text:style-name="P8">přistoupení dalších partnerů do předvolební koalice,</text:p>
        </text:list-item>
        <text:list-item>
          <text:p text:style-name="P8">volebním programu,</text:p>
        </text:list-item>
        <text:list-item>
          <text:p text:style-name="P8">volebním rozpočtu a výdajích,</text:p>
        </text:list-item>
        <text:list-item>
          <text:p text:style-name="P8">volebním zmocněnci,</text:p>
        </text:list-item>
        <text:list-item>
          <text:p text:style-name="P8">volebním lídrovi a kandidátní listině,</text:p>
        </text:list-item>
        <text:list-item>
          <text:p text:style-name="P8">vstupu do povolební koalice,</text:p>
        </text:list-item>
        <text:list-item>
          <text:p text:style-name="P8">nominaci osob do funkcí (rada kraje, výbory, komise, představenstva, dozorčí rady aj.),</text:p>
        </text:list-item>
        <text:list-item>
          <text:p text:style-name="P8">oficiálních mediálních výstupech.</text:p>
        </text:list-item>
      </text:list>
      <text:p text:style-name="Standard"/>
      <text:p text:style-name="Standard">Realizaci rozhodnutí Rady koalice bude pak po dohodě s kandidáty zajišťovat volební manažer.</text:p>
      <text:h text:style-name="Heading_20_1" text:outline-level="1">3) Zákaz jednání</text:h>
      <text:p text:style-name="Standard">Zakazuje se jednat o volební spolupráci v uvedených volbách s jinými subjekty bez souhlasu rady koalice.</text:p>
      <text:h text:style-name="Heading_20_1" text:outline-level="1">4) Volební lídr a kandidátní listina</text:h>
      <text:p text:style-name="Standard">Volebním lídrem bude kandidát Pirátů.</text:p>
      <text:p text:style-name="Standard"/>
      <text:p text:style-name="Standard">Na druhém místě bude kandidát Změny.</text:p>
      <text:p text:style-name="Standard"/>
      <text:p text:style-name="Standard">Dále se postupuje přiměřeně podle pirátským primárních voleb a dohody koaliční rady.</text:p>
      <text:p text:style-name="Standard"/>
      <text:p text:style-name="Standard">Strana se může se souhlasem rady koalice vzdát místa na kandidátní listině ve prospěch druhé strany.</text:p>
      <text:p text:style-name="Standard"/>
      <text:p text:style-name="Standard">Strany koaliční dohody respektují suverenitu jednotlivých politických stran a považují personální obsazení dohodnutého pořadí na kandidátní listině za vnitřní záležitost politického subjektu, který kandidáta navrhuje.</text:p>
      <text:p text:style-name="Standard"/>
      <text:p text:style-name="Standard">U jednotlivých kandidátů se vedle splnění požadavků daných volebním zákonem o volbách do zastupitelstev krajů předpokládá i občanská bezúhonnost a souhlas s programem a touto dohodou.</text:p>
      <text:p text:style-name="Standard"/>
      <text:p text:style-name="Standard">Volebním zmocněncem bude jmenován zástupce Pirátů, náhradníkem zmocněnce bude jmenován též zástupce Pirátů. Volební zmocněnec je vázán rozhodnutími výboru. </text:p>
      <text:p text:style-name="Standard"/>
      <text:p text:style-name="Standard">Delegace členů okrskových volebních komisí zajistí náhradník zmocněnce přes Pirátský informační systém a datovou schránku. </text:p>
      <text:h text:style-name="Heading_20_1" text:outline-level="1"/>
      <text:h text:style-name="P6" text:outline-level="1">5) Transparentnost</text:h>
      <text:p text:style-name="Standard">Pro financování volební kampaně a činnosti koalice se budou využívat výhradně transparentní bankovní účty, které budou spravovat Piráti.</text:p>
      <text:p text:style-name="Standard"/>
      <text:p text:style-name="Standard">Zastupitelé zvolení za koalici zveřejní k datu nástupu do funkce a pravidelně alespoň jednou za rok aktualizují oznámení o činnostech, majetku, příjmech, darech a závazcích (tzv. majetkové přiznání).</text:p>
      <text:p text:style-name="Standard"/>
      <text:p text:style-name="Standard">Zvolení zastupitelé a osoby nominované do funkcí za koalici budou</text:p>
      <text:list xml:id="list3508799215543381005" text:style-name="WWNum7">
        <text:list-item>
          <text:p text:style-name="P9">dodržovat demokratické minimum<text:note text:id="ftn1" text:note-class="footnote"><text:note-citation>1</text:note-citation><text:note-body><text:p text:style-name="Footer"><text:span text:style-name="T1"><text:s/>Demokratické minimum: </text:span><text:a xlink:type="simple" xlink:href="http://www.pirati.cz/program/minimum" text:style-name="Internet_20_link" text:visited-style-name="Visited_20_Internet_20_Link"><text:span text:style-name="T1">http://www.pirati.cz/program/minimum</text:span></text:a></text:p></text:note-body></text:note>,</text:p>
        </text:list-item>
        <text:list-item>
          <text:p text:style-name="P9">zveřejňovat lobbistické kontakty<text:note text:id="ftn2" text:note-class="footnote"><text:note-citation>2</text:note-citation><text:note-body><text:p text:style-name="P2"><text:s/>Lobbistickým kontaktem se myslí jakákoliv neveřejná komunikace, která je vzhledem k okolnostem způsobilá vyvolat dojem, že jejím cílem je ovlivnit rozhodování v související s výkonem funkce.</text:p></text:note-body></text:note>.</text:p>
        </text:list-item>
      </text:list>
      <text:h text:style-name="Heading_20_1" text:outline-level="1">6) Rozpočet a financování</text:h>
      <text:p text:style-name="Standard">Každá ze stran přispívá do kampaně poměrně podle počtu „svých“ kandidátů, které na kandidátku navrhnou. Piráti přispějí nejmén<text:span text:style-name="T2">ě</text:span> 200 000,- Kč, Změna přispěje nejméně 3 500,- Kč.</text:p>
      <text:p text:style-name="Standard"/>
      <text:p text:style-name="Standard">Získá-li některá ze stran koalice nárok na státní příspěvek na mandát zastupitele v souvislosti s touto koaliční kandidaturou, tento příspěvek se rozdělí mezi strany v poměru vložených finančních prostředků.</text:p>
      <text:p text:style-name="Standard"/>
      <text:p text:style-name="Standard">Příslušné částky podle tohoto plánu budou převáděny mezi smluvními stranami vždy do 15 dnů po obdržení finančního příspěvku za mandáty v krajských volbách, tak aby byl dodržen dohodnutý poměr.</text:p>
      <text:p text:style-name="Standard"/>
      <text:p text:style-name="Standard">Pro případ prodlení s placením se sjednává úrok z prodlení ve výši 0,05 % z dlužné částky za každý den prodlení. Po volbách Rada koalice provede nejpozději do 2 měsíců závěrečné vyúčtování kampaně, podepsané zástupci obou dvou stran.</text:p>
      <text:p text:style-name="Standard"/>
      <text:p text:style-name="Standard">Pokud ve volbách do Krajského zastupitelstva Olomouckého kraje koalice nezíská 5% hlasů, strany této smlouvy prohlašují, že k sobě nemají žádné další finanční závazky.</text:p>
      <text:p text:style-name="Standard"/>
      <text:p text:style-name="Standard">Příjmy volební kampaně ze soukromých zdrojů mohou být pro užití ve volební kampani přijaty pouze od dárců, kteří své jak peněžité, tak nepeněžité plnění specifikují v příslušných smlouvách a souhlasí se zveřejněním daru od okamžiku přijetí stranou (nikoli až od okamžiku zákonného odevzdání výroční zprávy).</text:p>
      <text:h text:style-name="Heading_20_1" text:outline-level="1">7) Obsazení funkcí</text:h>
      <text:p text:style-name="Standard">Nominace do funkcí (rada kraje, výbory, komise, představenstva, dozorčí rady aj.) schvaluje Rada koalice. V poměrném zastoupení bude také zohledněna rovnost vážnosti funkcí. Podmínkou nominace a následného výkonu funkcí za koalici je odbornost, zkušenost, aktivní přístup.</text:p>
      <text:h text:style-name="P6" text:outline-level="1">8) Povolební koalice</text:h>
      <text:p text:style-name="Standard">Koalice nepodpoří vznik povolební koalice s účastí extremistických stran (např. KSČM, DSSS) a nebude se účastnit rady kraje, která by závisela na hlasech takových stran.</text:p>
      <text:p text:style-name="Standard"/>
      <text:p text:style-name="Standard">Případný vstup do povolební koalice musí schválit Rada koalice na základě předchozího projednání v rámci stran a musí s ním souhlasit všichni zvolení zastupitelé této volební koalice.</text:p>
      <text:p text:style-name="Standard"/>
      <text:p text:style-name="Standard">Účastníci této dohody se zavazují, že po dobu trvání této koaliční dohody neuzavřou samostatně koalici nebo dohodu s jinou politickou stranou anebo jiným politickým hnutím v rámci zastupitelstva Olomouckého kraje.</text:p>
      <text:h text:style-name="Heading_20_1" text:outline-level="1">9) Kandidatura v jiných volbách</text:h>
      <text:p text:style-name="Standard">Tato dohoda neomezuje kohokoliv v kandidatuře v jiných volbách samostatně, či ve spojení v jiné koalici. Členové této dohody by však měli o takové kandidatuře bez zbytečných odkladů své partnery informovat, tak aby bylo případně možné jednat o vzájemné spolupráci.</text:p>
      <text:h text:style-name="Heading_20_1" text:outline-level="1">10) Závěrečné ustanovení</text:h>
      <text:p text:style-name="Standard">Tato smlouva je vypověditelná v případě porušení jakéhokoliv bodu této smlouvy po projednání krajských vedení jednotlivých stran. V případě, že kterákoliv ze stran dojde k názoru, že dohoda není plněna a že vznikají důvody pro vypovězení jejího plnění, požádá o svolání smírčího řízení, na které deleguje každá strana tři zástupce. Cílem smírčího řízení je dospět k řešení sporné situace při zachování platnosti dohody.</text:p>
      <text:p text:style-name="Standard"/>
      <text:p text:style-name="Standard">Případné změny nebo dodatky této koaliční dohody se uzavírají pouze písemnou formou a jsou její nedílnou součástí.</text:p>
      <text:p text:style-name="Standard"/>
      <text:p text:style-name="Standard">Tato smlouva byla sepsána ve čtyřech stejnopisech, z nichž každá smluvní strana obdrží po dvou výtiscích.</text:p>
      <text:p text:style-name="Standard"/>
      <text:p text:style-name="Standard"/>
      <text:p text:style-name="Standard">Dne 12. června 2016 v Majetíně</text:p>
      <text:p text:style-name="Standard"/>
      <text:section text:style-name="Sect1" text:name="Sekce1">
        <text:p text:style-name="Standard">Za politické hnutí Změna :</text:p>
        <text:p text:style-name="Standard"/>
        <text:p text:style-name="Standard"/>
        <text:p text:style-name="Standard">….………………………………………...</text:p>
        <text:p text:style-name="Standard"/>
        <text:p text:style-name="Standard">Za Českou pirátskou stranu :</text:p>
        <text:p text:style-name="Standard"/>
        <text:p text:style-name="Standard"/>
        <text:p text:style-name="Standard">……………………………………………</text:p>
      </text:section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obyčejné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ěžné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background-color="transparent" style:writing-mode="lr-tb">
        <style:background-image/>
      </style:paragraph-properties>
      <style:text-properties style:use-window-font-color="true" style:font-name="Liberation Serif1" fo:background-color="transparent" style:font-name-asian="Times New Roman1" style:font-name-complex="Times New Roman1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default-outline-level="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212cm" fo:margin-bottom="0.212cm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Subtitle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loext:contextual-spacing="false" fo:margin-top="0.106cm" fo:margin-bottom="0.212cm"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Mangal" style:font-size-complex="8pt"/>
    </style:style>
    <style:style style:name="Normální" style:family="paragraph">
      <style:paragraph-properties fo:hyphenation-ladder-count="no-limit"/>
      <style:text-properties style:font-name="Times New Roman" fo:font-weight="normal" style:font-weight-asian="normal" style:font-name-complex="Times New Roman" style:font-weight-complex="normal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haracter_5f_20_5f_style" style:display-name="Character_20_style" style:family="text"/>
    <style:style style:name="Text_20_bubliny_20_Char" style:display-name="Text bubliny Char" style:family="text" style:parent-style-name="Default_20_Paragraph_20_Font">
      <style:text-properties style:font-name="Segoe UI" fo:font-size="9pt" style:font-size-asian="9pt" style:font-name-complex="Mangal" style:font-size-complex="8pt"/>
    </style:style>
    <style:style style:name="ListLabel_20_1" style:display-name="ListLabel 1" style:family="text">
      <style:text-properties style:font-name-asian="OpenSymbol2" style:font-name-complex="OpenSymbol2"/>
    </style:style>
    <style:style style:name="ListLabel_20_2" style:display-name="ListLabel 2" style:family="text">
      <style:text-properties style:text-line-through-style="solid" style:text-line-through-type="double" style:text-underline-style="none" style:text-blinking="false"/>
    </style:style>
    <style:style style:name="ListLabel_20_3" style:display-name="ListLabel 3" style:family="text">
      <style:text-properties style:font-name-complex="Courier New1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)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2" style:num-suffix=")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2" style:num-prefix="(" style:num-suffix=")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2" style:num-prefix="(" style:num-suffix=")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2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text:span text:style-name="MT1">/</text:span><text:span text:style-name="MT1"><text:page-count>4</text:page-count></text:span></text:p>
      </style:footer>
      <style:footer-left>
        <text:p text:style-name="MP1"><text:span text:style-name="MT1"><text:page-number text:select-page="current">4</text:page-number></text:span><text:span text:style-name="MT1">/</text:span><text:span text:style-name="MT1"><text:page-count>4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vel</meta:initial-creator>
    <meta:editing-cycles>23</meta:editing-cycles>
    <meta:creation-date>2015-09-02T11:10:00</meta:creation-date>
    <dc:date>2016-12-01T19:12:39.57</dc:date>
    <meta:editing-duration>P2DT21H16M30S</meta:editing-duration>
    <meta:generator>OpenOffice/4.1.2$Win32 OpenOffice.org_project/412m3$Build-9782</meta:generator>
    <meta:printed-by>Jan Horký</meta:printed-by>
    <meta:print-date>2016-12-01T17:44:07.75</meta:print-date>
    <meta:document-statistic meta:table-count="0" meta:image-count="0" meta:object-count="0" meta:page-count="4" meta:paragraph-count="78" meta:word-count="1045" meta:character-count="7197"/>
    <dc:creator>Jan Horký</dc:creator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